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aa0e0" officeooo:paragraph-rsid="001aa0e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aa0e0" officeooo:paragraph-rsid="001aa0e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aa0e0" officeooo:paragraph-rsid="001aa0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aa0e0" officeooo:paragraph-rsid="001aa0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bb6d4" officeooo:paragraph-rsid="001bb6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e60e" officeooo:paragraph-rsid="001de60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ec1fd" officeooo:paragraph-rsid="001ec1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712ca" officeooo:paragraph-rsid="002712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8c75c" officeooo:paragraph-rsid="0028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e4ad7" officeooo:paragraph-rsid="002e4a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fcdbf" officeooo:paragraph-rsid="002fcdb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28bd3" officeooo:paragraph-rsid="00328bd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44ed7" officeooo:paragraph-rsid="00344e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77f15" officeooo:paragraph-rsid="00377f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4aee10" officeooo:paragraph-rsid="004aee1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56c04b" officeooo:paragraph-rsid="0056c04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6263ed" officeooo:paragraph-rsid="006263e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5b7ca1" officeooo:paragraph-rsid="005b7ca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arial" fo:font-size="12pt" style:text-underline-style="solid" style:text-underline-width="auto" style:text-underline-color="font-color" fo:font-weight="normal" officeooo:rsid="00654967" officeooo:paragraph-rsid="0065496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712ca" officeooo:paragraph-rsid="002712c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b0bc5" officeooo:paragraph-rsid="003b0bc5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d9699" officeooo:paragraph-rsid="003d9699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178b4" officeooo:paragraph-rsid="004178b4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29da4" officeooo:paragraph-rsid="00429da4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4171d" officeooo:paragraph-rsid="0044171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5dc6d" officeooo:paragraph-rsid="0045dc6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7546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9fde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c338a" officeooo:paragraph-rsid="004c338a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52f853" officeooo:paragraph-rsid="0052f853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f8039" officeooo:paragraph-rsid="003f8039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539958" officeooo:paragraph-rsid="0053995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052e4" officeooo:paragraph-rsid="005052e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052e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2b18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187b8" officeooo:paragraph-rsid="005187b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6263ed" officeooo:paragraph-rsid="006263e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a0272" officeooo:paragraph-rsid="005a027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b7ca1" officeooo:paragraph-rsid="005b7ca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654deb" officeooo:paragraph-rsid="00654de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712ca" officeooo:paragraph-rsid="002712c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39897c" officeooo:paragraph-rsid="0039897c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c338a" officeooo:paragraph-rsid="004c338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5dc6d" officeooo:paragraph-rsid="0045dc6d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52b188" officeooo:paragraph-rsid="0052b18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5187b8" officeooo:paragraph-rsid="005187b8" style:font-size-asian="10.5pt" style:font-weight-asian="bold" style:font-size-complex="12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37f1" officeooo:paragraph-rsid="001d37f1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35975" officeooo:paragraph-rsid="00235975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509c7" officeooo:paragraph-rsid="002509c7" style:font-size-asian="10.5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77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79" style:family="paragraph" style:parent-style-name="Standard" style:list-style-name="L8">
      <style:paragraph-properties fo:text-align="start" style:justify-single-word="false" fo:break-before="pag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c9db5" officeooo:paragraph-rsid="002c9db5" style:font-size-asian="10.5pt" style:font-weight-asian="normal" style:font-size-complex="12pt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3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4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85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86" style:family="paragraph" style:parent-style-name="Standard" style:list-style-name="L13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87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88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89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90" style:family="paragraph" style:parent-style-name="Standard" style:list-style-name="L16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91" style:family="paragraph" style:parent-style-name="Standard" style:list-style-name="L17">
      <style:paragraph-properties fo:text-align="start" style:justify-single-word="false"/>
      <style:text-properties style:font-name="arial" fo:font-size="12pt" style:text-underline-style="none" fo:font-weight="normal" officeooo:rsid="004f54c3" officeooo:paragraph-rsid="005052e4" style:font-size-asian="10.5pt" style:font-weight-asian="normal" style:font-size-complex="12pt" style:font-weight-complex="normal"/>
    </style:style>
    <style:style style:name="P92" style:family="paragraph" style:parent-style-name="Standard" style:list-style-name="L17">
      <style:paragraph-properties fo:text-align="start" style:justify-single-word="false"/>
      <style:text-properties style:font-name="arial" fo:font-size="12pt" style:text-underline-style="none" fo:font-weight="normal" officeooo:rsid="005052e4" officeooo:paragraph-rsid="005052e4" style:font-size-asian="10.5pt" style:font-weight-asian="normal" style:font-size-complex="12pt" style:font-weight-complex="normal"/>
    </style:style>
    <style:style style:name="P93" style:family="paragraph" style:parent-style-name="Standard" style:list-style-name="L18">
      <style:paragraph-properties fo:text-align="start" style:justify-single-word="false"/>
      <style:text-properties style:font-name="arial" fo:font-size="12pt" style:text-underline-style="none" fo:font-weight="normal" officeooo:rsid="005187b8" officeooo:paragraph-rsid="005187b8" style:font-size-asian="10.5pt" style:font-weight-asian="normal" style:font-size-complex="12pt" style:font-weight-complex="normal"/>
    </style:style>
    <style:style style:name="P94" style:family="paragraph" style:parent-style-name="Standard" style:list-style-name="L19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2b188" style:font-size-asian="10.5pt" style:font-weight-asian="normal" style:font-size-complex="12pt" style:font-weight-complex="normal"/>
    </style:style>
    <style:style style:name="P95" style:family="paragraph" style:parent-style-name="Standard" style:list-style-name="L20">
      <style:paragraph-properties fo:text-align="start" style:justify-single-word="false"/>
      <style:text-properties style:font-name="arial" fo:font-size="12pt" style:text-underline-style="none" fo:font-weight="normal" officeooo:rsid="0056c04b" officeooo:paragraph-rsid="0056c04b" style:font-size-asian="10.5pt" style:font-weight-asian="normal" style:font-size-complex="12pt" style:font-weight-complex="normal"/>
    </style:style>
    <style:style style:name="P96" style:family="paragraph" style:parent-style-name="Standard" style:list-style-name="L20">
      <style:paragraph-properties fo:text-align="start" style:justify-single-word="false"/>
      <style:text-properties style:font-name="arial" fo:font-size="12pt" style:text-underline-style="none" fo:font-weight="normal" officeooo:rsid="0057a8c7" officeooo:paragraph-rsid="0057a8c7" style:font-size-asian="10.5pt" style:font-weight-asian="normal" style:font-size-complex="12pt" style:font-weight-complex="normal"/>
    </style:style>
    <style:style style:name="P97" style:family="paragraph" style:parent-style-name="Standard" style:list-style-name="L21">
      <style:paragraph-properties fo:text-align="start" style:justify-single-word="false"/>
      <style:text-properties style:font-name="arial" fo:font-size="12pt" style:text-underline-style="none" fo:font-weight="normal" officeooo:rsid="005a0272" officeooo:paragraph-rsid="005a0272" style:font-size-asian="10.5pt" style:font-weight-asian="normal" style:font-size-complex="12pt" style:font-weight-complex="normal"/>
    </style:style>
    <style:style style:name="P98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ce8f0" officeooo:paragraph-rsid="005ce8f0" style:font-size-asian="10.5pt" style:font-weight-asian="normal" style:font-size-complex="12pt" style:font-weight-complex="normal"/>
    </style:style>
    <style:style style:name="P99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d72ad" officeooo:paragraph-rsid="005d72ad" style:font-size-asian="10.5pt" style:font-weight-asian="normal" style:font-size-complex="12pt" style:font-weight-complex="normal"/>
    </style:style>
    <style:style style:name="P100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efa60" officeooo:paragraph-rsid="005efa60" style:font-size-asian="10.5pt" style:font-weight-asian="normal" style:font-size-complex="12pt" style:font-weight-complex="normal"/>
    </style:style>
    <style:style style:name="P101" style:family="paragraph" style:parent-style-name="Standard" style:list-style-name="L23">
      <style:paragraph-properties fo:text-align="start" style:justify-single-word="false"/>
      <style:text-properties style:font-name="arial" fo:font-size="12pt" style:text-underline-style="none" fo:font-weight="normal" officeooo:rsid="006263ed" officeooo:paragraph-rsid="006263ed" style:font-size-asian="10.5pt" style:font-weight-asian="normal" style:font-size-complex="12pt" style:font-weight-complex="normal"/>
    </style:style>
    <style:style style:name="P102" style:family="paragraph" style:parent-style-name="Standard" style:list-style-name="L23">
      <style:paragraph-properties fo:text-align="start" style:justify-single-word="false"/>
      <style:text-properties style:font-name="arial" fo:font-size="12pt" style:text-underline-style="none" fo:font-weight="normal" officeooo:rsid="0063f728" officeooo:paragraph-rsid="0063f728" style:font-size-asian="10.5pt" style:font-weight-asian="normal" style:font-size-complex="12pt" style:font-weight-complex="normal"/>
    </style:style>
    <style:style style:name="P103" style:family="paragraph" style:parent-style-name="Standard" style:list-style-name="L24">
      <style:paragraph-properties fo:text-align="start" style:justify-single-word="false"/>
      <style:text-properties style:font-name="arial" fo:font-size="12pt" style:text-underline-style="none" fo:font-weight="normal" officeooo:rsid="00654967" officeooo:paragraph-rsid="00654967" style:font-size-asian="10.5pt" style:font-weight-asian="normal" style:font-size-complex="12pt" style:font-weight-complex="normal"/>
    </style:style>
    <style:style style:name="P104" style:family="paragraph" style:parent-style-name="Standard" style:list-style-name="L24">
      <style:paragraph-properties fo:text-align="start" style:justify-single-word="false"/>
      <style:text-properties style:font-name="arial" fo:font-size="12pt" style:text-underline-style="none" fo:font-weight="normal" officeooo:rsid="00654deb" officeooo:paragraph-rsid="00654deb" style:font-size-asian="10.5pt" style:font-weight-asian="normal" style:font-size-complex="12pt" style:font-weight-complex="normal"/>
    </style:style>
    <style:style style:name="P105" style:family="paragraph" style:parent-style-name="Standard" style:list-style-name="L25">
      <style:paragraph-properties fo:text-align="start" style:justify-single-word="false"/>
      <style:text-properties style:font-name="arial" fo:font-size="12pt" style:text-underline-style="none" fo:font-weight="normal" officeooo:rsid="0066a610" officeooo:paragraph-rsid="0066a610" style:font-size-asian="10.5pt" style:font-weight-asian="normal" style:font-size-complex="12pt" style:font-weight-complex="normal"/>
    </style:style>
    <style:style style:name="P106" style:family="paragraph" style:parent-style-name="Standard" style:list-style-name="L25">
      <style:paragraph-properties fo:text-align="start" style:justify-single-word="false"/>
      <style:text-properties style:font-name="arial" fo:font-size="12pt" style:text-underline-style="none" fo:font-weight="normal" officeooo:rsid="00686bf4" officeooo:paragraph-rsid="00686bf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66a610" officeooo:paragraph-rsid="0066a610" style:font-size-asian="10.5pt" style:font-weight-asian="bold" style:font-size-complex="12pt" style:font-weight-complex="bold"/>
    </style:style>
    <style:style style:name="P108" style:family="paragraph" style:parent-style-name="Standard" style:list-style-name="L3">
      <style:paragraph-properties fo:text-align="start" style:justify-single-word="false"/>
      <style:text-properties officeooo:rsid="001d37f1" officeooo:paragraph-rsid="001d37f1"/>
    </style:style>
    <style:style style:name="P109" style:family="paragraph" style:parent-style-name="Standard" style:list-style-name="L4">
      <style:paragraph-properties fo:text-align="start" style:justify-single-word="false"/>
      <style:text-properties style:text-underline-style="none" officeooo:rsid="001de60e" officeooo:paragraph-rsid="001de60e"/>
    </style:style>
    <style:style style:name="P110" style:family="paragraph" style:parent-style-name="Standard" style:list-style-name="L5">
      <style:paragraph-properties fo:text-align="start" style:justify-single-word="false"/>
      <style:text-properties style:text-underline-style="none" officeooo:rsid="0020b9da" officeooo:paragraph-rsid="0020b9da"/>
    </style:style>
    <style:style style:name="P111" style:family="paragraph" style:parent-style-name="Standard" style:list-style-name="L22">
      <style:paragraph-properties fo:text-align="start" style:justify-single-word="false"/>
      <style:text-properties style:text-underline-style="none" officeooo:rsid="005c0d69" officeooo:paragraph-rsid="005ce8f0"/>
    </style:style>
    <style:style style:name="P112" style:family="paragraph" style:parent-style-name="Standard" style:list-style-name="L22">
      <style:paragraph-properties fo:text-align="start" style:justify-single-word="false"/>
      <style:text-properties style:text-underline-style="none" officeooo:rsid="005ce8f0" officeooo:paragraph-rsid="005ce8f0"/>
    </style:style>
    <style:style style:name="P113" style:family="paragraph" style:parent-style-name="Standard" style:list-style-name="L22">
      <style:paragraph-properties fo:text-align="start" style:justify-single-word="false"/>
      <style:text-properties style:text-underline-style="none" officeooo:rsid="005d72ad" officeooo:paragraph-rsid="005d72ad"/>
    </style:style>
    <style:style style:name="P114" style:family="paragraph" style:parent-style-name="Standard" style:list-style-name="L17">
      <style:paragraph-properties fo:text-align="start" style:justify-single-word="false"/>
      <style:text-properties officeooo:rsid="005052e4" officeooo:paragraph-rsid="005052e4"/>
    </style:style>
    <style:style style:name="P115" style:family="paragraph" style:parent-style-name="Standard" style:list-style-name="L17">
      <style:paragraph-properties fo:text-align="start" style:justify-single-word="false"/>
      <style:text-properties officeooo:paragraph-rsid="005052e4"/>
    </style:style>
    <style:style style:name="P116" style:family="paragraph" style:parent-style-name="Standard" style:list-style-name="L21">
      <style:paragraph-properties fo:text-align="start" style:justify-single-word="false"/>
      <style:text-properties officeooo:paragraph-rsid="005a0272"/>
    </style:style>
    <style:style style:name="P117" style:family="paragraph" style:parent-style-name="Standard" style:list-style-name="L21">
      <style:paragraph-properties fo:text-align="start" style:justify-single-word="false"/>
      <style:text-properties officeooo:rsid="005a0272" officeooo:paragraph-rsid="005a0272"/>
    </style:style>
    <style:style style:name="T1" style:family="text">
      <style:text-properties officeooo:rsid="001bb6d4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bb6d4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de60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4f54c3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5052e4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51899a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52b188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5a0272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ec1fd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22972e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5ce8f0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arial" fo:font-size="12pt" fo:font-style="italic" style:text-underline-style="none" fo:font-weight="normal" officeooo:rsid="005a0272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officeooo:rsid="002509c7"/>
    </style:style>
    <style:style style:name="T18" style:family="text">
      <style:text-properties officeooo:rsid="002c9db5"/>
    </style:style>
    <style:style style:name="T19" style:family="text">
      <style:text-properties officeooo:rsid="002e4ad7"/>
    </style:style>
    <style:style style:name="T20" style:family="text">
      <style:text-properties officeooo:rsid="002f4f08"/>
    </style:style>
    <style:style style:name="T21" style:family="text">
      <style:text-properties officeooo:rsid="002fcdbf"/>
    </style:style>
    <style:style style:name="T22" style:family="text">
      <style:text-properties officeooo:rsid="003b0bc5"/>
    </style:style>
    <style:style style:name="T23" style:family="text">
      <style:text-properties officeooo:rsid="003ceeb5"/>
    </style:style>
    <style:style style:name="T24" style:family="text">
      <style:text-properties officeooo:rsid="003f8039"/>
    </style:style>
    <style:style style:name="T25" style:family="text">
      <style:text-properties officeooo:rsid="0047546b"/>
    </style:style>
    <style:style style:name="T26" style:family="text">
      <style:text-properties officeooo:rsid="00491743"/>
    </style:style>
    <style:style style:name="T27" style:family="text">
      <style:text-properties officeooo:rsid="0049fde5"/>
    </style:style>
    <style:style style:name="T28" style:family="text">
      <style:text-properties officeooo:rsid="004ae13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underline-style="solid" style:text-underline-width="auto" style:text-underline-color="font-color" officeooo:rsid="00491743"/>
    </style:style>
    <style:style style:name="T31" style:family="text">
      <style:text-properties officeooo:rsid="004c338a"/>
    </style:style>
    <style:style style:name="T32" style:family="text">
      <style:text-properties officeooo:rsid="0057be5e"/>
    </style:style>
    <style:style style:name="T33" style:family="text">
      <style:text-properties officeooo:rsid="00585886"/>
    </style:style>
    <style:style style:name="T34" style:family="text">
      <style:text-properties officeooo:rsid="0063f728"/>
    </style:style>
    <style:style style:name="T35" style:family="text">
      <style:text-properties officeooo:rsid="00654967"/>
    </style:style>
    <style:style style:name="T36" style:family="text">
      <style:text-properties fo:font-size="10pt" style:font-size-asian="8.75pt" style:font-size-complex="10pt"/>
    </style:style>
    <style:style style:name="T37" style:family="text">
      <style:text-properties fo:font-size="10pt" officeooo:rsid="00686bf4" style:font-size-asian="8.75pt" style:font-size-complex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officeooo:rsid="006a3928" style:font-size-asian="10pt" style:font-size-complex="10pt"/>
    </style:style>
    <style:style style:name="T40" style:family="text">
      <style:text-properties style:font-size-asian="12pt"/>
    </style:style>
    <style:style style:name="T41" style:family="text">
      <style:text-properties officeooo:rsid="00686bf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3</text:p>
      <text:p text:style-name="P1"/>
      <text:p text:style-name="P2">El sistema operativo</text:p>
      <text:p text:style-name="P3"/>
      <text:p text:style-name="P4">El software de un sistema informático</text:p>
      <text:p text:style-name="P20"/>
      <text:p text:style-name="P20">Software de aplicación: Controla el funcionamiento del ordenador</text:p>
      <text:list xml:id="list3661138157" text:style-name="L1">
        <text:list-item>
          <text:p text:style-name="P65">Software estándar: De uso general, procesador textos...</text:p>
        </text:list-item>
        <text:list-item>
          <text:p text:style-name="P65">Software a medida: Especializado, gestión empresa…</text:p>
        </text:list-item>
      </text:list>
      <text:p text:style-name="P20"/>
      <text:p text:style-name="P20">Software de sistema: SO <text:span text:style-name="T1">el </text:span>más importante. <text:span text:style-name="T1">Controla y gestiona recursos y programas PC</text:span></text:p>
      <text:list xml:id="list240308368" text:style-name="L2">
        <text:list-item>
          <text:p text:style-name="P66">Drivers: Intermediarios entre el SO y los periféricos</text:p>
        </text:list-item>
        <text:list-item>
          <text:p text:style-name="P66">Utilidades: Ayudan a administrar el PC</text:p>
        </text:list-item>
        <text:list-item>
          <text:p text:style-name="P66">Software de programación: Construyen aplicaciones.</text:p>
        </text:list-item>
      </text:list>
      <text:p text:style-name="P21"/>
      <text:p text:style-name="P5">Definición SO</text:p>
      <text:p text:style-name="P21"/>
      <text:p text:style-name="P21">Conjunto de programas que permite gestionar los recursos del PC y facilita uso.</text:p>
      <text:list xml:id="list2680427905" text:style-name="L3">
        <text:list-item>
          <text:p text:style-name="P67">El software es el intermediario entre el usuario y el hardware.</text:p>
        </text:list-item>
        <text:list-item>
          <text:p text:style-name="P108"><text:span text:style-name="T3">N</text:span><text:span text:style-name="T2">i aplicaciones ni usuario interactúan directamente con el hardware solo el SO</text:span></text:p>
        </text:list-item>
        <text:list-item>
          <text:p text:style-name="P68">Partes del SO</text:p>
          <text:list>
            <text:list-item>
              <text:p text:style-name="P68">La interfaz: De tipo grafico o de texto</text:p>
            </text:list-item>
            <text:list-item>
              <text:p text:style-name="P68">El núcleo Controla el hardware a través de drivers</text:p>
            </text:list-item>
          </text:list>
        </text:list-item>
        <text:list-item>
          <text:p text:style-name="P68">Objetivo del SO</text:p>
          <text:list>
            <text:list-item>
              <text:p text:style-name="P68">Manejar el hardware eficientemente </text:p>
            </text:list-item>
            <text:list-item>
              <text:p text:style-name="P68">Facilitar el uso del ordenador al usuario.</text:p>
            </text:list-item>
          </text:list>
        </text:list-item>
        <text:list-item>
          <text:p text:style-name="P108"><text:span text:style-name="T2">Interfaz de usuario: Permite interactuar con el ordenador. </text:span><text:span text:style-name="T4">Parte mas externa del SO Envía ordenes del usuario al núcleo para ejecutarlas. Dos tipos.</text:span></text:p>
          <text:list>
            <text:list-item>
              <text:p text:style-name="P69">De linea de comandos: Teclear y conocer ordenes.</text:p>
            </text:list-item>
            <text:list-item>
              <text:p text:style-name="P69">Interfaz gráfica: Sin ordenes, fácil e intuitiva. Características:</text:p>
              <text:list>
                <text:list-item>
                  <text:p text:style-name="P69">Entorno de ventanas, iconos, menú desplegable, escritorio digital…</text:p>
                </text:list-item>
              </text:list>
            </text:list-item>
          </text:list>
        </text:list-item>
      </text:list>
      <text:p text:style-name="P22"/>
      <text:p text:style-name="P6">Funciones del SO</text:p>
      <text:list xml:id="list1399584265" text:style-name="L4">
        <text:list-item>
          <text:p text:style-name="P70">Administrar el procesador: reparte CPU entre todos los procesos.</text:p>
        </text:list-item>
        <text:list-item>
          <text:p text:style-name="P70">Administración de memoria: Gestiona el almacenamiento y gestión del espacio.</text:p>
        </text:list-item>
        <text:list-item>
          <text:p text:style-name="P109"><text:span text:style-name="T10">Gestión dispositivos E/S: </text:span><text:span text:style-name="T11">Mediante el uso de drivers.</text:span></text:p>
        </text:list-item>
        <text:list-item>
          <text:p text:style-name="P71">Administración de archivos: Diseña la forma de guardar toda la información mediante el uso de directorios.</text:p>
        </text:list-item>
        <text:list-item>
          <text:p text:style-name="P71">Detección y tratamiento de errores: Diagnostica y soluciona (si puede) errores.</text:p>
        </text:list-item>
        <text:list-item>
          <text:p text:style-name="P71">Seguridad y protección del sistema:</text:p>
          <text:list>
            <text:list-item>
              <text:p text:style-name="P71">Autenticación: Garantiza identidad de usuarios</text:p>
            </text:list-item>
            <text:list-item>
              <text:p text:style-name="P71">Privilegios Que puede usar cada usuario.</text:p>
            </text:list-item>
          </text:list>
        </text:list-item>
        <text:list-item>
          <text:p text:style-name="P71">Control de redes: Gestiona redes, permisos y usuarios. Protección contra virus.</text:p>
        </text:list-item>
      </text:list>
      <text:p text:style-name="P23"/>
      <text:p text:style-name="P7">Clasificación de los SO</text:p>
      <text:list xml:id="list2229127216" text:style-name="L5">
        <text:list-item>
          <text:p text:style-name="P110"><text:span text:style-name="T10">Por tiempo de respuesta: Lo que tar</text:span><text:span text:style-name="T12">d</text:span><text:span text:style-name="T10">a el SO </text:span><text:span text:style-name="T12">en dar una respuesta a una petición.</text:span></text:p>
          <text:list>
            <text:list-item>
              <text:p text:style-name="P72">Por lotes: Ejecuta una lista de comandos del SO sin intervención del usuario cargando un programa en memoria, ejecutándolo, guardándolo y cargando otro.</text:p>
              <text:list>
                <text:list-item>
                  <text:p text:style-name="P72">Datos son remitidos todos juntos, sin interacción, Largo tiempo ejecución.</text:p>
                </text:list-item>
              </text:list>
            </text:list-item>
          </text:list>
        </text:list-item>
      </text:list>
      <text:p text:style-name="P24"/>
      <text:list xml:id="list101139552516777" text:continue-numbering="true" text:style-name="L5">
        <text:list-item>
          <text:list>
            <text:list-item>
              <text:p text:style-name="P73"><text:soft-page-break/>De tiempo compartido: Varias personas lo usan al mismo tiempo.</text:p>
              <text:list>
                <text:list-item>
                  <text:p text:style-name="P73">Ejecuta programas por separado, <text:span text:style-name="T17">r</text:span>ecursos compartidos por usuarios, <text:span text:style-name="T17">gra</text:span>n carga de trabajo para el SO</text:p>
                </text:list-item>
              </text:list>
            </text:list-item>
            <text:list-item>
              <text:p text:style-name="P73">De tiempo real: Procesa las ordenes al instante</text:p>
              <text:list>
                <text:list-item>
                  <text:p text:style-name="P73">No comparte procesador, <text:span text:style-name="T17">respuestas rápidas, procesos de muchos sucesos</text:span></text:p>
                </text:list-item>
              </text:list>
            </text:list-item>
          </text:list>
        </text:list-item>
      </text:list>
      <text:p text:style-name="P21"/>
      <text:list xml:id="list101140593090730" text:continue-numbering="true" text:style-name="L5">
        <text:list-item>
          <text:p text:style-name="P74">Por forma de ofrecer los servicios</text:p>
          <text:list>
            <text:list-item>
              <text:p text:style-name="P74">SO centralizados: Un PC hace procesamientos y terminales se conectan a este.</text:p>
            </text:list-item>
            <text:list-item>
              <text:p text:style-name="P74">SO en red: PCs se pasan archivos unos a otros. FTP por internet</text:p>
            </text:list-item>
            <text:list-item>
              <text:p text:style-name="P74">SO distribuidos: Acceso a recursos remotos y locales. </text:p>
              <text:list>
                <text:list-item>
                  <text:p text:style-name="P74">Migración de datos y procesos bajo el control del SO, permite trabajo conjunto entre PCs, sistemas muy confiables.</text:p>
                </text:list-item>
              </text:list>
            </text:list-item>
          </text:list>
        </text:list-item>
      </text:list>
      <text:p text:style-name="P21"/>
      <text:list xml:id="list101139455824010" text:continue-numbering="true" text:style-name="L5">
        <text:list-item>
          <text:p text:style-name="P75">Por número de procesadores: </text:p>
          <text:list>
            <text:list-item>
              <text:p text:style-name="P75">SO multiproceso: varios procesadores, comparten memoria y reloj</text:p>
              <text:list>
                <text:list-item>
                  <text:p text:style-name="P75">Multiprocesamiento simétrico: <text:s/>cada procesador ejecuta una copia del SO</text:p>
                </text:list-item>
                <text:list-item>
                  <text:p text:style-name="P75">Multiprocesamiento asimétrico: Un procesador master asigna tareas al resto.</text:p>
                </text:list-item>
              </text:list>
            </text:list-item>
          </text:list>
        </text:list-item>
      </text:list>
      <text:p text:style-name="P25"/>
      <text:list xml:id="list101140287996420" text:continue-numbering="true" text:style-name="L5">
        <text:list-item>
          <text:p text:style-name="P75">Por número de procesos o tareas</text:p>
          <text:list>
            <text:list-item>
              <text:p text:style-name="P75">Monotarea (un programa a la vez), Multitarea (se reparte entre varios)</text:p>
            </text:list-item>
          </text:list>
        </text:list-item>
      </text:list>
      <text:p text:style-name="P25"/>
      <text:p text:style-name="P25"/>
      <text:p text:style-name="P59">Introducción al sistema operativo Windows</text:p>
      <text:p text:style-name="P26"/>
      <text:p text:style-name="P26">Windows es el SO con una interfaz grafica, puede ser mono, pseudo o multitarea dependiendo de la versión de este.</text:p>
      <text:p text:style-name="P26">Wind 95 y 98 inician en MS-DOS, de XP en adelante tiene su propio núcleo y son multitarea por el multiprocesamiento asimétrico.</text:p>
      <text:p text:style-name="P26"/>
      <text:p text:style-name="P8">Periféricos de Windows</text:p>
      <text:list xml:id="list3254726881" text:style-name="L6">
        <text:list-item>
          <text:p text:style-name="P76">Ratón: Gestiona interfaz gráfica</text:p>
        </text:list-item>
        <text:list-item>
          <text:p text:style-name="P76">Teclado: Para escritura, posee teclas especificas para Windows.</text:p>
        </text:list-item>
      </text:list>
      <text:p text:style-name="P27"/>
      <text:p text:style-name="P9">Elementos de Windows</text:p>
      <text:list xml:id="list2249369609" text:style-name="L7">
        <text:list-item>
          <text:p text:style-name="P77">Interfaz en modo grafico: Al iniciar el SO aparece el escritorio.</text:p>
          <text:list>
            <text:list-item>
              <text:p text:style-name="P77">Contiene iconos que representan objetos, ventanas, una barra de tareas configurable y elementos (gadgets)</text:p>
            </text:list-item>
          </text:list>
        </text:list-item>
        <text:list-item>
          <text:p text:style-name="P77">Interfaz en modo gráfico: Llamado símbolo del sistema emplea comandos </text:p>
        </text:list-item>
      </text:list>
      <text:p text:style-name="P27"/>
      <text:p text:style-name="P9">Características de los directorios</text:p>
      <text:list xml:id="list2701157352" text:style-name="L8">
        <text:list-item>
          <text:p text:style-name="P78">Conjunto de archivos agrupados según su contenido</text:p>
          <text:list>
            <text:list-item>
              <text:p text:style-name="P78">Almacena información de otros archivos o directorios, </text:p>
            </text:list-item>
            <text:list-item>
              <text:p text:style-name="P78">No existen dos directorio en misma ruta con mismo nombre</text:p>
            </text:list-item>
            <text:list-item>
              <text:p text:style-name="P78">No puede tener algunos caracteres especiales</text:p>
            </text:list-item>
            <text:list-item>
              <text:p text:style-name="P78">La raíz es el primer directorio el resto parten de ella.</text:p>
            </text:list-item>
          </text:list>
        </text:list-item>
        <text:list-item>
          <text:p text:style-name="P78">Características:</text:p>
          <text:list>
            <text:list-item>
              <text:p text:style-name="P78">Identificación: Nombre (obligatorio), sin extensión</text:p>
            </text:list-item>
            <text:list-item>
              <text:p text:style-name="P78">Propiedades: Tamaño, Ubicación</text:p>
            </text:list-item>
            <text:list-item>
              <text:p text:style-name="P78">Información: Fecha de creación, atributos</text:p>
            </text:list-item>
          </text:list>
        </text:list-item>
      </text:list>
      <text:p text:style-name="P28"/>
      <text:list xml:id="list101141179451606" text:continue-numbering="true" text:style-name="L8">
        <text:list-item>
          <text:p text:style-name="P79">Atributos: Propiedades o permisos sobre la carpeta</text:p>
          <text:list>
            <text:list-item>
              <text:p text:style-name="P78">Solo lectura (R) No se puede borrar o modificar, solo leer.</text:p>
            </text:list-item>
            <text:list-item>
              <text:p text:style-name="P78">De archivo (A) Informa si se ha modificado</text:p>
            </text:list-item>
            <text:list-item>
              <text:p text:style-name="P80">Oculto <text:span text:style-name="T19">(H)</text:span>: Está pero no es visible</text:p>
            </text:list-item>
            <text:list-item>
              <text:p text:style-name="P78">De sistema (S) <text:span text:style-name="T18">Indica que es de sistema y tiene (A) y (H)</text:span></text:p>
            </text:list-item>
          </text:list>
        </text:list-item>
        <text:list-item>
          <text:p text:style-name="P81">Operaciones con directorios:</text:p>
          <text:list>
            <text:list-item>
              <text:p text:style-name="P81">Creación, consulta, actualización, borrado, renombrado.</text:p>
            </text:list-item>
          </text:list>
        </text:list-item>
      </text:list>
      <text:p text:style-name="P29"/>
      <text:p text:style-name="P10">Directorios especiales</text:p>
      <text:list xml:id="list4117295195" text:style-name="L9">
        <text:list-item>
          <text:p text:style-name="P82">Raíz: Inicial, uno por unidad, una letra por unidad de almacenamiento.</text:p>
        </text:list-item>
        <text:list-item>
          <text:p text:style-name="P82">Actual: en el que estamos ( . )</text:p>
        </text:list-item>
        <text:list-item>
          <text:p text:style-name="P82">Padre: Directorio anterior e inmediato al actual, raíz no tiene padre.</text:p>
        </text:list-item>
      </text:list>
      <text:p text:style-name="P29"/>
      <text:p text:style-name="P10">Operaciones <text:span text:style-name="T21">sobre </text:span>directorios</text:p>
      <text:list xml:id="list2707537550" text:style-name="L10">
        <text:list-item>
          <text:p text:style-name="P83">En modo gráfico <text:span text:style-name="T20">y texto</text:span> podemos: Crear carpetas, ver su contenido, eliminar carpetas copiar y mover, cambiar nombre, visualizar o cambiar atributos.</text:p>
        </text:list-item>
      </text:list>
      <text:p text:style-name="P29"/>
      <text:p text:style-name="P11">Características de los archivos</text:p>
      <text:list xml:id="list524647368" text:style-name="L11">
        <text:list-item>
          <text:p text:style-name="P84">Representan una colección de información</text:p>
          <text:list>
            <text:list-item>
              <text:p text:style-name="P84">Deben tener un formato y ser de un tipo</text:p>
            </text:list-item>
            <text:list-item>
              <text:p text:style-name="P84">Poseen información del archivo (fecha creación, modificación, acceso, atributos)</text:p>
            </text:list-item>
            <text:list-item>
              <text:p text:style-name="P84">Tamaño y ubicación</text:p>
            </text:list-item>
            <text:list-item>
              <text:p text:style-name="P84">Ejecutables y no ejecutables</text:p>
            </text:list-item>
            <text:list-item>
              <text:p text:style-name="P84">Independientes pero interrelacionados</text:p>
            </text:list-item>
            <text:list-item>
              <text:p text:style-name="P84">Almacenan información permanente</text:p>
            </text:list-item>
            <text:list-item>
              <text:p text:style-name="P84">Usados por uno o varios programas</text:p>
            </text:list-item>
          </text:list>
        </text:list-item>
      </text:list>
      <text:p text:style-name="P30"/>
      <text:p text:style-name="P12">Operaciones organización y compresión de archivos</text:p>
      <text:list xml:id="list2813338515" text:style-name="L12">
        <text:list-item>
          <text:p text:style-name="P85">Operaciones: Creación, consulta, actualización, borrado, renombrado.</text:p>
        </text:list-item>
        <text:list-item>
          <text:p text:style-name="P85">Organización: Deben tener nombre, ubicación, sin distinción entre mayúsculas y minúsculas, en misma ruta no puede hacer nombres iguales, jerarquía de carpetas.</text:p>
        </text:list-item>
        <text:list-item>
          <text:p text:style-name="P85">Compresión: ocupa menos espacio, solo con programas adecuados</text:p>
        </text:list-item>
      </text:list>
      <text:p text:style-name="P31"/>
      <text:p text:style-name="P13">Operaciones con archivos</text:p>
      <text:list xml:id="list2123317848" text:style-name="L13">
        <text:list-item>
          <text:p text:style-name="P86">Crear un archivo: Crearlo en una estructura de archivos dándole nombre, extensión</text:p>
        </text:list-item>
        <text:list-item>
          <text:p text:style-name="P86">Ver su contenido: Editándolo con un programa o una orden.</text:p>
        </text:list-item>
        <text:list-item>
          <text:p text:style-name="P86">Imprimirlo, renombrarlo, copiarlo o moverlo, eliminar archivos, asignar atributos.</text:p>
        </text:list-item>
      </text:list>
      <text:p text:style-name="P32"/>
      <text:p text:style-name="P14">Gestión de discos</text:p>
      <text:list xml:id="list324793410" text:style-name="L14">
        <text:list-item>
          <text:p text:style-name="P87">Dar formato a unidades de almacenamiento, podemos borrar la unidad, crear un disco de inicio, redimensionar la unidad.</text:p>
        </text:list-item>
        <text:list-item>
          <text:p text:style-name="P87">Defragmentar los discos: Organiza los clusters del disco y mejora velocidad</text:p>
        </text:list-item>
        <text:list-item>
          <text:p text:style-name="P87">Liberar espacio en el disco: Borra archivos no usado y mejora velocidad.</text:p>
        </text:list-item>
        <text:list-item>
          <text:p text:style-name="P87">Comprobación de discos: Busca y trata de reparar errores en el disco.</text:p>
        </text:list-item>
        <text:list-item>
          <text:p text:style-name="P87">Convertir sistema de archivos: pasa de FAT a NTFS</text:p>
        </text:list-item>
      </text:list>
      <text:p text:style-name="P33"/>
      <text:p text:style-name="P25"/>
      <text:p text:style-name="P60">Comandos básicos MS-DOS</text:p>
      <text:p text:style-name="P34"/>
      <text:p text:style-name="P35">ATTRIB: Muestra o cambia atributos. + ó – R, A, S, H</text:p>
      <text:p text:style-name="P35">CD/CHDIR: Cambia de directorio. /, .., “ruta”</text:p>
      <text:p text:style-name="P35">CHKDSK: Comprueba errores. (/F corrige errores), (/R encuentra y recupera sectores <text:tab/>dañados), (/V muestra mensaje error), <text:span text:style-name="T22">(/X obliga a desmontarse al volumen)</text:span></text:p>
      <text:p text:style-name="P36">CLS: Borra la pantalla</text:p>
      <text:p text:style-name="P36">COLOR: Cambia color pantalla y letras, dos cifras en hexadecimal.</text:p>
      <text:p text:style-name="P36">COMP: Compara contenido dos archivos (/C distingue mayúsculas. y minúsculas.)</text:p>
      <text:p text:style-name="P36">COPY: Copia uno o mas archivos. Incluir ruta</text:p>
      <text:p text:style-name="P36">DATE: Establece fecha. (/T solo la muestra)</text:p>
      <text:p text:style-name="P36">DEL/ERASE: Elimina archivos (/S elimina todo lo de la carpeta), (/F borra archivos solo de <text:tab/>lectura) (/A atributo ó -atributo, elimina archivos con ese atributo o no)</text:p>
      <text:p text:style-name="P36">DIR: <text:span text:style-name="T23">Muestra archivos y directorios (/A:R, A ,S, H; muestra los del atributo seleccionado), <text:tab/>(/P hace pausa si llena pantalla), (/S muestra subdirectorios y carpetas)</text:span></text:p>
      <text:p text:style-name="P37">DOSKEY: Memoriza comandos de Windows (/H muestra el historial)</text:p>
      <text:p text:style-name="P37">ECHO: Muestra mensajes, se puede activar o desactivar, genera archivos con redirección</text:p>
      <text:p text:style-name="P37">EXIT: Sale de la consola de comandos. (/B abandona el archivo bat actual)</text:p>
      <text:p text:style-name="P37">FC: compara dos archivos y muestra diferencias</text:p>
      <text:p text:style-name="P37">FINDSTR: Busca cadenas de texto</text:p>
      <text:p text:style-name="P37">FORMAT: <text:span text:style-name="T24">Da formato a unidades (/Q mas rápido)</text:span></text:p>
      <text:p text:style-name="P49">GETMAC: Muestra dirección MAC del equipo.</text:p>
      <text:p text:style-name="P48">GOTO: Nos lleva una etiqueta</text:p>
      <text:p text:style-name="P38">HELP: Muestra informacion de comandos.</text:p>
      <text:p text:style-name="P38">LABEL: Muestra, cambia o elimina la etiqueta del volumen de un disco.</text:p>
      <text:p text:style-name="P39">MD/MKDIR: Crea un directorio. Con espacios creamos varios directorios al mismo nivel.</text:p>
      <text:p text:style-name="P39">MORE: Muestra la informacion por pantalla.</text:p>
      <text:p text:style-name="P39">MOVE: Mueve uno o mas archivos a un directorio de la unidad</text:p>
      <text:p text:style-name="P39">MSINFO32: Muestra datos técnicos del equipo.</text:p>
      <text:p text:style-name="P39">PING: Comprueba la conexión de red.</text:p>
      <text:p text:style-name="P40">PROMT: Cambia el símbolo de comandos de Windows</text:p>
      <text:p text:style-name="P40">RD/RMDIR: Elimina directorios vacíos. (/S elimina todo), (/Q no pide confirmación)</text:p>
      <text:p text:style-name="P40">RENAME: Cambia el nombre de uno o más archivos</text:p>
      <text:p text:style-name="P40">SHUTDOWN: Apaga el equipo</text:p>
      <text:p text:style-name="P40">SORT: Ordena resultados de un comando</text:p>
      <text:p text:style-name="P50">START: Inicia archivos de procesos .exe</text:p>
      <text:p text:style-name="P40">SYSTEMINFO: Muestra propiedades y configuración del equipo.</text:p>
      <text:p text:style-name="P48">TASKLIST: Muestra comandos en ejecución</text:p>
      <text:p text:style-name="P48">TASKKILL: Finaliza un proceso (/F fuerza el fin del proceso)</text:p>
      <text:p text:style-name="P40">TIME: Establece hora del sistema (/T solo muestra hora)</text:p>
      <text:p text:style-name="P40">TREE: Muestra estructura de directorios (/F muestra también ficheros)</text:p>
      <text:p text:style-name="P40">TYPE: Muestra el contenido de un archivo de texto por pantalla. Puede redireccionarse.</text:p>
      <text:p text:style-name="P40">VER: Muestra versión del SO</text:p>
      <text:p text:style-name="P40">XCOPY: Copia estructuras completas de directorios. (/A copia atributos conforme están), <text:tab/>(/M Copia desactivando atributos de los copiados), (/D copia desde la fecha <text:tab/>indicada), (/S copia todo excepto directorios vacíos), (/E igual /S pero copia todo)</text:p>
      <text:p text:style-name="P62"><text:soft-page-break/>Redirección en MS-DOS</text:p>
      <text:p text:style-name="P41"/>
      <text:p text:style-name="P44">Dispositivos reconocidos por MS-DOS:</text:p>
      <text:p text:style-name="P41">CON: <text:span text:style-name="T26">D</text:span>e entrada el teclado y de salida el monitor. <text:span text:style-name="T26">Unidireccionales.</text:span></text:p>
      <text:p text:style-name="P41">PRN: Puerto paralelo para las impresoras.</text:p>
      <text:p text:style-name="P41">AUX: <text:span text:style-name="T25">Puerto serie para cualquier periférico.</text:span></text:p>
      <text:p text:style-name="P42">NUL: Dispositivo nulo, envía informacion a u<text:span text:style-name="T26">n</text:span> sitio sin que quede reflejo de ello.</text:p>
      <text:p text:style-name="P43">CLOCK$: Reloj, se puede cambiar la hora.</text:p>
      <text:p text:style-name="P43"/>
      <text:p text:style-name="P43"><text:span text:style-name="T30">Operadores:</text:span><text:span text:style-name="T26"> </text:span><text:span text:style-name="T27">Permiten v</text:span><text:span text:style-name="T26">aria</text:span><text:span text:style-name="T27">r</text:span><text:span text:style-name="T26"> la entrada o la salida de una orden.</text:span></text:p>
      <text:list xml:id="list259607144" text:style-name="L15">
        <text:list-item>
          <text:p text:style-name="P88">&lt; : Redirección de entrada <text:span text:style-name="T27">(manda del archivo/dispositivo información a la orden)</text:span></text:p>
        </text:list-item>
        <text:list-item>
          <text:p text:style-name="P88">&gt; : Redirecc<text:span text:style-name="T28">ió</text:span>n de salida <text:span text:style-name="T27">(Manda informacion de la orden a un archivo/dispositivo)</text:span></text:p>
        </text:list-item>
        <text:list-item>
          <text:p text:style-name="P88">&gt;&gt; : Redirección de salida a un fichero existente <text:span text:style-name="T27">(Añade informacion a un fichero)</text:span></text:p>
        </text:list-item>
        <text:list-item>
          <text:p text:style-name="P88">2&gt; : Redirección de salida de error <text:span text:style-name="T27">(Manda mensajes de error a un fichero)</text:span></text:p>
        </text:list-item>
        <text:list-item>
          <text:p text:style-name="P88">2&gt;&gt; : Redirección de salida de error a un fichero existente <text:span text:style-name="T27">(Añade mensajes de error a un fichero)</text:span></text:p>
        </text:list-item>
        <text:list-item>
          <text:p text:style-name="P88">| : Redirección de salida de una orden a entrada de otra orden <text:span text:style-name="T27">(Manda la información de salida de un fichero a la entrada de otro) </text:span></text:p>
        </text:list-item>
        <text:list-item>
          <text:p text:style-name="P89">&amp; : Ejecuta el comando A y el comando B</text:p>
        </text:list-item>
        <text:list-item>
          <text:p text:style-name="P89">&amp;&amp; : Ejecuta el comando A y si es correcto también el B</text:p>
        </text:list-item>
        <text:list-item>
          <text:p text:style-name="P89">|| : Ejecuta el comando A y si <text:span text:style-name="T29">NO</text:span> es correcto ejecuta el B</text:p>
        </text:list-item>
        <text:list-item>
          <text:p text:style-name="P89">&amp;&amp; || : Ejecuta el comando A y si es correcto ejecuta el B, si no es correcto el C</text:p>
        </text:list-item>
      </text:list>
      <text:p text:style-name="P45"/>
      <text:p text:style-name="P15">Filtros MS-DOS</text:p>
      <text:list xml:id="list1078851975" text:style-name="L16">
        <text:list-item>
          <text:p text:style-name="P90">Reciben una entrada y devuelven una salida.</text:p>
          <text:list>
            <text:list-item>
              <text:p text:style-name="P90">MORE: Devuelve conjunto de caracteres con una pausa cada 23 lineas.</text:p>
            </text:list-item>
            <text:list-item>
              <text:p text:style-name="P90">SORT: Devuelve caracteres ordenados alfabéticamente en filas.</text:p>
              <text:list>
                <text:list-item>
                  <text:p text:style-name="P90">/R ordena inversamente, /+n(número) Indica carácter por el que empieza.</text:p>
                </text:list-item>
              </text:list>
            </text:list-item>
            <text:list-item>
              <text:p text:style-name="P90">FIND: Devuelve conjunto caracteres que contienen una cadena determinada.</text:p>
              <text:list>
                <text:list-item>
                  <text:p text:style-name="P90">La cadena debe de estar entrecomillada después de la orden</text:p>
                </text:list-item>
                <text:list-item>
                  <text:p text:style-name="P90">/I No distingue entre mayúsculas y minúsculas, /N añade número de linea, /V Muestra lineas que no coinciden con la cadena, /<text:span text:style-name="T31">C Indica con un número cuantas lineas tiene la cadena.</text:span></text:p>
                </text:list-item>
              </text:list>
            </text:list-item>
          </text:list>
        </text:list-item>
      </text:list>
      <text:p text:style-name="P46"/>
      <text:p text:style-name="P61">Variables de entorno de Windows</text:p>
      <text:p text:style-name="P47"/>
      <text:list xml:id="list261374630" text:style-name="L17">
        <text:list-item>
          <text:p text:style-name="P91">Empleadas para guardar información por el SO. </text:p>
        </text:list-item>
        <text:list-item>
          <text:p text:style-name="P91">Permiten acceder a archivos y funciones desde cualquier lugar. </text:p>
        </text:list-item>
        <text:list-item>
          <text:p text:style-name="P91">Hay variables predeterminadas.</text:p>
        </text:list-item>
        <text:list-item>
          <text:p text:style-name="P114"><text:span text:style-name="T5">Algunas</text:span><text:span text:style-name="T2"> variables no almacenan un valor fijo, se evalúan al pedir el valor.</text:span></text:p>
        </text:list-item>
        <text:list-item>
          <text:p text:style-name="P115"><text:span text:style-name="T5">SETX permite crearlas </text:span><text:span text:style-name="T7">de manera permanente</text:span><text:span text:style-name="T5">. </text:span></text:p>
        </text:list-item>
        <text:list-item>
          <text:p text:style-name="P115"><text:span text:style-name="T5">El comando SET las muestra, </text:span><text:span text:style-name="T6">establece o quita</text:span><text:span text:style-name="T5">. </text:span></text:p>
          <text:list>
            <text:list-item>
              <text:p text:style-name="P114"><text:span text:style-name="T5">L</text:span><text:span text:style-name="T2">as variables no pueden llevar un signo “=”</text:span></text:p>
            </text:list-item>
            <text:list-item>
              <text:p text:style-name="P92">/A indica que la cadena a la derecha del “=” es numérica.</text:p>
              <text:list>
                <text:list-item>
                  <text:p text:style-name="P92">Es compatible con operaciones ( ), !, +, -, *, /, %</text:p>
                </text:list-item>
                <text:list-item>
                  <text:p text:style-name="P92">Una variable no definida tiene valor 0</text:p>
                </text:list-item>
              </text:list>
            </text:list-item>
            <text:list-item>
              <text:p text:style-name="P114"><text:span text:style-name="T2">/</text:span><text:span text:style-name="T8">P la variable se vuelve dinámica y el usuario puede decidir el valor</text:span></text:p>
            </text:list-item>
          </text:list>
        </text:list-item>
      </text:list>
      <text:p text:style-name="P52"/>
      <text:p text:style-name="P64">Números aleatorios</text:p>
      <text:list xml:id="list1025431687" text:style-name="L18">
        <text:list-item>
          <text:p text:style-name="P93">Emplea la variable %RANDOM% y crea un numero entre el 0 y el 32767</text:p>
        </text:list-item>
        <text:list-item>
          <text:p text:style-name="P93">Mediante el comando SET / A=(%RANDOM%*(numero)/32768)+1 obtendremos un número aleatorio dentro del rango del (numero)</text:p>
        </text:list-item>
      </text:list>
      <text:p text:style-name="P54"/>
      <text:p text:style-name="P63">Programación por lotes (BATCH)</text:p>
      <text:list xml:id="list4292648276" text:style-name="L19">
        <text:list-item>
          <text:p text:style-name="P94">Archivos de texto sin formato con extensión.BAT</text:p>
        </text:list-item>
        <text:list-item>
          <text:p text:style-name="P94">No es un lenguaje de programación.</text:p>
        </text:list-item>
        <text:list-item>
          <text:p text:style-name="P94">Al ejecutar los archivos los comando se ejecutan en grupo de forma secuencial.</text:p>
        </text:list-item>
        <text:list-item>
          <text:p text:style-name="P94">Se puede usar cualquier comando de MS-DOS</text:p>
        </text:list-item>
        <text:list-item>
          <text:p text:style-name="P94">Permite automatizar tareas.</text:p>
        </text:list-item>
      </text:list>
      <text:p text:style-name="P53"/>
      <text:p text:style-name="P16">Variables con SET</text:p>
      <text:list xml:id="list1255185875" text:style-name="L20">
        <text:list-item>
          <text:p text:style-name="P95">Crear una variable: SET variable=valorVariable</text:p>
        </text:list-item>
        <text:list-item>
          <text:p text:style-name="P96">Para que la variable sea substituida por su valor la hemos de poner entre <text:span text:style-name="T32">signos %</text:span></text:p>
        </text:list-item>
        <text:list-item>
          <text:p text:style-name="P95">Dar nuevo valor: SET variable=nuevoValorVariable</text:p>
        </text:list-item>
        <text:list-item>
          <text:p text:style-name="P95">Variable dinámica <text:span text:style-name="T33">(decidimos valor)</text:span>: SET /P variable=mensajeParaUsuario</text:p>
        </text:list-item>
        <text:list-item>
          <text:p text:style-name="P95">Variable <text:span text:style-name="T33">resultado operación </text:span>: SET /A variable=%<text:span text:style-name="T33">valor1%+%valor2%</text:span></text:p>
        </text:list-item>
      </text:list>
      <text:p text:style-name="P51"/>
      <text:p text:style-name="P16">Uso de etiquetas</text:p>
      <text:list xml:id="list4190204787" text:style-name="L21">
        <text:list-item>
          <text:p text:style-name="P116"><text:span text:style-name="T9">Empleamos etiquetas (:</text:span><text:span text:style-name="T15">nombreEtiqueta</text:span><text:span text:style-name="T9">) y el comando GOTO</text:span></text:p>
        </text:list-item>
        <text:list-item>
          <text:p text:style-name="P97">Permiten saltar lineas </text:p>
        </text:list-item>
        <text:list-item>
          <text:p text:style-name="P97">Permite ejecutar de nuevo comandos</text:p>
        </text:list-item>
        <text:list-item>
          <text:p text:style-name="P117"><text:span text:style-name="T2">GOTO </text:span><text:span text:style-name="T14">nombreEtiqueta</text:span><text:span text:style-name="T2"> nos permite saltar a esta.</text:span></text:p>
        </text:list-item>
      </text:list>
      <text:p text:style-name="P56"/>
      <text:p text:style-name="P18">Estructura condicional IF</text:p>
      <text:list xml:id="list76221059" text:style-name="L22">
        <text:list-item>
          <text:p text:style-name="P111"><text:span text:style-name="T10">Compara cadenas de texto, números, archivos, </text:span><text:span text:style-name="T13">ficheros y directorios</text:span></text:p>
        </text:list-item>
        <text:list-item>
          <text:p text:style-name="P112"><text:span text:style-name="T10">Estructura: IF %CADENA1%==%CADENA2 </text:span><text:span text:style-name="T16">ordenAejecutar.</text:span></text:p>
          <text:list>
            <text:list-item>
              <text:p text:style-name="P98">Después de IF puede usarse NOT para ver si no son iguales.</text:p>
            </text:list-item>
          </text:list>
        </text:list-item>
        <text:list-item>
          <text:p text:style-name="P112"><text:span text:style-name="T10">Para comprobar que existe: IF EXIST </text:span><text:span text:style-name="T16">archivo.algo ordenAejecutar</text:span></text:p>
          <text:list>
            <text:list-item>
              <text:p text:style-name="P99">Después de IF puede usarse NOT para comprobar que no existe.</text:p>
            </text:list-item>
          </text:list>
        </text:list-item>
        <text:list-item>
          <text:p text:style-name="P113"><text:span text:style-name="T10">Comprobar que variable esté definida: IF DEFINED </text:span><text:span text:style-name="T16">%variable% ordenAejecutar</text:span></text:p>
          <text:list>
            <text:list-item>
              <text:p text:style-name="P99">Puede usarse IF NOT para comprobar si esta o no definida la variable.</text:p>
            </text:list-item>
          </text:list>
        </text:list-item>
        <text:list-item>
          <text:p text:style-name="P99">Comparadores: EQU (=), NEQ (desigual&lt;&gt;), LSS (&lt;), LEQ (&lt;=), GTR (&gt;), GEQ (&gt;=)</text:p>
          <text:list>
            <text:list-item>
              <text:p text:style-name="P113"><text:span text:style-name="T10">Estructura: IF </text:span><text:span text:style-name="T16">valor1</text:span><text:span text:style-name="T10"> EQU </text:span><text:span text:style-name="T16">valor2</text:span><text:span text:style-name="T10"> ECHO Hola</text:span></text:p>
            </text:list-item>
          </text:list>
        </text:list-item>
        <text:list-item>
          <text:p text:style-name="P100">Si condición es falsa se puede usar ELSE y mostrar otra opción.</text:p>
          <text:list>
            <text:list-item>
              <text:p text:style-name="P100">IF valor1 GTR valor2 (</text:p>
              <text:p text:style-name="P100"><text:s text:c="2"/>ECHO hola</text:p>
              <text:p text:style-name="P100">) ELSE (</text:p>
              <text:p text:style-name="P100"><text:s text:c="2"/>ECHO adiós</text:p>
              <text:p text:style-name="P100">)</text:p>
            </text:list-item>
          </text:list>
        </text:list-item>
      </text:list>
      <text:p text:style-name="P57"/>
      <text:p text:style-name="P17">Estructura CHOICE</text:p>
      <text:list xml:id="list326939318" text:style-name="L23">
        <text:list-item>
          <text:p text:style-name="P101">Permite elegir una opción en la entra<text:span text:style-name="T35">da</text:span> de de datos</text:p>
        </text:list-item>
        <text:list-item>
          <text:p text:style-name="P101">Estructura: CHOICE /C <text:span text:style-name="T29">A,B,C </text:span>/M <text:span text:style-name="T29">mensajeUsusario</text:span></text:p>
          <text:list>
            <text:list-item>
              <text:p text:style-name="P101">/C (opcional) especifica letras aparecidas en las opciones.</text:p>
              <text:list>
                <text:list-item>
                  <text:p text:style-name="P101">Separando letras con comas ( , ) estas aparecen entre corchetes</text:p>
                </text:list-item>
              </text:list>
            </text:list-item>
            <text:list-item>
              <text:p text:style-name="P101">/<text:span text:style-name="T34">M Aparece texto antes de la entrada de datos.</text:span></text:p>
            </text:list-item>
          </text:list>
        </text:list-item>
        <text:list-item>
          <text:p text:style-name="P102">Emplear IF %ERRORLEVEL% EQU 1(<text:span text:style-name="T38">para orden A</text:span>, EQU 2 <text:span text:style-name="T38">para orden B</text:span>) <text:span text:style-name="T38">ordenAejecutar </text:span></text:p>
        </text:list-item>
      </text:list>
      <text:p text:style-name="P55"/>
      <text:p text:style-name="P19">Crear menús</text:p>
      <text:list xml:id="list1479811988" text:style-name="L24">
        <text:list-item>
          <text:p text:style-name="P103">Empleando ECHO indicamos las opciones en pantalla</text:p>
        </text:list-item>
        <text:list-item>
          <text:p text:style-name="P103">Con SET /P VAR= asignamos a una variable un valor por teclado</text:p>
        </text:list-item>
        <text:list-item>
          <text:p text:style-name="P103">Creamos por cada opción una verificación con el comando IF</text:p>
          <text:list>
            <text:list-item>
              <text:p text:style-name="P103">IF %VAR% EQU 1 GOTO <text:span text:style-name="T29">etiqueta1</text:span></text:p>
            </text:list-item>
            <text:list-item>
              <text:p text:style-name="P104">Indicamos en la (<text:span text:style-name="T29">:etiqueta</text:span>) lo queremos hacer.</text:p>
            </text:list-item>
          </text:list>
        </text:list-item>
      </text:list>
      <text:p text:style-name="P58"/>
      <text:p text:style-name="P107">Bucle FOR</text:p>
      <text:list xml:id="list3613162095" text:style-name="L25">
        <text:list-item>
          <text:p text:style-name="P105">Ejecuta un comando para elemento de la lista</text:p>
          <text:list>
            <text:list-item>
              <text:p text:style-name="P105">FOR <text:span text:style-name="T37">parámetro</text:span><text:span text:style-name="T40"> </text:span>%%<text:span text:style-name="T36">variable</text:span> IN <text:span text:style-name="T41">(</text:span><text:span text:style-name="T36">lista</text:span><text:span text:style-name="T41">) </text:span>DO <text:span text:style-name="T36">comando</text:span></text:p>
              <text:list>
                <text:list-item>
                  <text:p text:style-name="P106">/R Recursividad: Muestra archivos de la lista,Puede usar ruta</text:p>
                </text:list-item>
                <text:list-item>
                  <text:p text:style-name="P106">/D Directorios: Muestra directorios de la lista</text:p>
                </text:list-item>
                <text:list-item>
                  <text:p text:style-name="P106">/L Lista contador: (<text:span text:style-name="T38">Inicio </text:span><text:span text:style-name="T39">i</text:span><text:span text:style-name="T38">ncremento fin</text:span>) Repite comando varias veces</text:p>
                </text:list-item>
                <text:list-item>
                  <text:p text:style-name="P106">/F Recorrido de tokens: Lee un fichero y lo separa por signos de puntuació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0:33.909379088</meta:creation-date>
    <dc:date>2024-02-29T10:11:38.823186956</dc:date>
    <meta:editing-duration>PT3H24M27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7" meta:paragraph-count="243" meta:word-count="2304" meta:character-count="13903" meta:non-whitespace-character-count="11983"/>
  </office:meta>
</office:document-meta>
</file>